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9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6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7.4pt"/>
    </style:style>
    <style:style style:name="co6" style:family="table-column">
      <style:table-column-properties fo:break-before="auto" style:column-width="40.76pt"/>
    </style:style>
    <style:style style:name="ro1" style:family="table-row">
      <style:table-row-properties style:row-height="28.0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4" style:family="table-cell" style:parent-style-name="Default">
      <style:table-cell-properties fo:background-color="#fdb94d"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5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21" style:family="table-cell" style:parent-style-name="Default">
      <style:text-properties style:font-name="Times New Roma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/>
    </style:style>
    <style:style style:name="ce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24" style:family="table-cell" style:parent-style-name="Default">
      <style:table-cell-properties fo:background-color="#fdb94d"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25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pt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Times New Roman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Times New Roman"/>
    </style:style>
    <style:style style:name="ce2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>
      <style:table-cell-properties fo:background-color="#fdb94d" style:text-align-source="fix" style:repeat-content="false" fo:border="0.99pt solid #000000" style:vertical-align="middle"/>
      <style:paragraph-properties fo:text-align="center" fo:margin-left="0pt"/>
      <style:text-properties fo:color="#ef413d" style:font-name="Times New Roma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ef413d"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color="#ef413d" style:font-name="Times New Roman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lection" table:style-name="ta1">
        <table:table-column table:style-name="co1" table:number-columns-repeated="8" table:default-cell-style-name="ce21"/>
        <table:table-column table:style-name="co2" table:default-cell-style-name="ce28"/>
        <table:table-column table:style-name="co3" table:default-cell-style-name="ce21"/>
        <table:table-column table:style-name="co4" table:number-columns-repeated="1013" table:default-cell-style-name="ce21"/>
        <table:table-row table:style-name="ro1">
          <table:table-cell/>
          <table:table-cell table:style-name="ce22" office:value-type="string" calcext:value-type="string">
            <text:p><text:span text:style-name="T1">j </text:span>= 1</text:p>
          </table:table-cell>
          <table:table-cell table:style-name="ce22" office:value-type="string" calcext:value-type="string">
            <text:p><text:span text:style-name="T1">j </text:span>= 2</text:p>
          </table:table-cell>
          <table:table-cell table:style-name="ce22" office:value-type="string" calcext:value-type="string">
            <text:p><text:span text:style-name="T1">j </text:span>= 3</text:p>
          </table:table-cell>
          <table:table-cell table:style-name="ce22" office:value-type="string" calcext:value-type="string">
            <text:p><text:span text:style-name="T1">j </text:span>= 4</text:p>
          </table:table-cell>
          <table:table-cell table:style-name="ce22" office:value-type="string" calcext:value-type="string">
            <text:p><text:span text:style-name="T1">j </text:span>= 5</text:p>
          </table:table-cell>
          <table:table-cell table:style-name="ce22" office:value-type="string" calcext:value-type="string">
            <text:p><text:span text:style-name="T1">j </text:span>= 6</text:p>
          </table:table-cell>
          <table:table-cell table:style-name="ce22" office:value-type="string" calcext:value-type="string">
            <text:p><text:span text:style-name="T1">j </text:span>= 7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2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2" office:value-type="string" calcext:value-type="string">
            <text:p><text:span text:style-name="T1">i </text:span>= 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7"/>
          <table:table-cell table:number-columns-repeated="1014"/>
        </table:table-row>
        <table:table-row table:style-name="ro1" table:number-rows-repeated="104856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sertion" table:style-name="ta1">
        <table:table-column table:style-name="co5" table:default-cell-style-name="ce22"/>
        <table:table-column table:style-name="co1" table:number-columns-repeated="7" table:default-cell-style-name="ce22"/>
        <table:table-column table:style-name="co4" table:default-cell-style-name="ce22"/>
        <table:table-column table:style-name="co6" table:default-cell-style-name="ce22"/>
        <table:table-column table:style-name="co4" table:number-columns-repeated="1014" table:default-cell-style-name="ce22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emp</text:p>
          </table:table-cell>
          <table:table-cell table:number-columns-repeated="1014"/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i</text:span> = 2, <text:span text:style-name="T1">j</text:span> = 2</text:p>
          </table:table-cell>
          <table:table-cell table:style-name="ce2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 </text:span>= 2, <text:span text:style-name="T1">j</text:span> = 1</text:p>
          </table:table-cell>
          <table:table-cell table:style-name="ce9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3, <text:span text:style-name="T1">j</text:span> = 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3, <text:span text:style-name="T1">j</text:span> = 2</text:p>
          </table:table-cell>
          <table:table-cell table:style-name="ce23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3, <text:span text:style-name="T1">j</text:span> = 1</text:p>
          </table:table-cell>
          <table:table-cell table:style-name="ce9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10"/>
          <table:table-cell table:style-name="ce27" table:number-columns-repeated="6"/>
          <table:table-cell table:style-name="ce26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em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4, <text:span text:style-name="T1">j</text:span> = 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4, <text:span text:style-name="T1">j</text:span> = 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4, <text:span text:style-name="T1">j</text:span> = 2</text:p>
          </table:table-cell>
          <table:table-cell table:style-name="ce23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4, <text:span text:style-name="T1">j</text:span> = 1</text:p>
          </table:table-cell>
          <table:table-cell table:style-name="ce9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5, <text:span text:style-name="T1">j</text:span> = 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6, <text:span text:style-name="T1">j</text:span> = 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7" table:number-columns-repeated="5"/>
          <table:table-cell table:style-name="ce10"/>
          <table:table-cell table:style-name="ce27"/>
          <table:table-cell table:style-name="ce26" table:number-columns-repeated="101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emp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<text:span text:style-name="T1">i</text:span> = 6, <text:span text:style-name="T1">j</text:span> = 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6, <text:span text:style-name="T1">j</text:span> = 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6, <text:span text:style-name="T1">j</text:span> = 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7, <text:span text:style-name="T1">j</text:span> = 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7, <text:span text:style-name="T1">j</text:span> = 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pan text:style-name="T1">i</text:span> = 7, <text:span text:style-name="T1">j</text:span> = 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 table:number-rows-repeated="51">
          <table:table-cell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/00/0000</text:date>, <text:time style:data-style-name="N2" text:time-value="19:39:07.2580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4:46:20.578003000</meta:creation-date>
    <meta:print-date>2017-09-18T14:57:55.179566000</meta:print-date>
    <dc:date>2017-09-29T19:39:33.179527000</dc:date>
    <meta:editing-duration>PT55S</meta:editing-duration>
    <meta:editing-cycles>2</meta:editing-cycles>
    <meta:generator>LibreOffice/5.4.0.3$MacOSX_X86_64 LibreOffice_project/7556cbc6811c9d992f4064ab9287069087d7f62c</meta:generator>
    <meta:document-statistic meta:table-count="2" meta:cell-count="247" meta:object-count="0"/>
  </office:meta>
</office:document-meta>
</file>